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Raleway" svg:font-family="Raleway"/>
    <style:font-face style:name="inherit" svg:font-family="inherit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2101b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cf120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cf120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cf120" officeooo:paragraph-rsid="000cf120"/>
    </style:style>
    <style:style style:name="P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f583d" officeooo:paragraph-rsid="000f583d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2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cf120" officeooo:paragraph-rsid="000cf120" style:letter-kerning="true" style:font-name-asian="Times New Roman" style:font-size-asian="8.75pt" style:language-asian="zh" style:country-asian="CN" style:font-name-complex="Arial" style:font-size-complex="10pt" style:language-complex="ar" style:country-complex="SA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20" style:family="paragraph" style:parent-style-name="Texto_20_tabela">
      <style:paragraph-properties fo:text-align="center" style:justify-single-word="false" style:snap-to-layout-grid="false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3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24" style:family="paragraph" style:parent-style-name="CabecalhoTabela">
      <style:paragraph-properties style:snap-to-layout-grid="false"/>
    </style:style>
    <style:style style:name="P25" style:family="paragraph" style:parent-style-name="CabecalhoTabela">
      <style:paragraph-properties style:snap-to-layout-grid="false"/>
      <style:text-properties officeooo:paragraph-rsid="0002101b"/>
    </style:style>
    <style:style style:name="P26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30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3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3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11e3b8"/>
    </style:style>
    <style:style style:name="P34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5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02101b"/>
    </style:style>
    <style:style style:name="T5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8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9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0" style:family="text">
      <style:text-properties fo:font-size="11pt" style:font-name-asian="Times New Roman" style:font-size-asian="11pt"/>
    </style:style>
    <style:style style:name="T11" style:family="text">
      <style:text-properties fo:font-size="11pt" officeooo:rsid="00023a1f" style:font-name-asian="Times New Roman" style:font-size-asian="11pt" style:font-size-complex="11pt"/>
    </style:style>
    <style:style style:name="T12" style:family="text">
      <style:text-properties fo:font-size="10pt" style:font-name-asian="Times New Roman" style:font-size-asian="10pt"/>
    </style:style>
    <style:style style:name="T13" style:family="text">
      <style:text-properties fo:font-size="10pt" officeooo:rsid="004b5cce" style:font-name-asian="Times New Roman" style:font-size-asian="10pt"/>
    </style:style>
    <style:style style:name="T14" style:family="text">
      <style:text-properties fo:font-size="10pt" officeooo:rsid="000cf120" style:font-name-asian="Times New Roman" style:font-size-asian="10pt"/>
    </style:style>
    <style:style style:name="T15" style:family="text">
      <style:text-properties fo:font-size="10pt" officeooo:rsid="000f583d" style:font-name-asian="Times New Roman" style:font-size-asian="10pt"/>
    </style:style>
    <style:style style:name="T16" style:family="text">
      <style:text-properties fo:font-size="10pt" style:font-size-asian="10pt"/>
    </style:style>
    <style:style style:name="T17" style:family="text">
      <style:text-properties fo:font-size="10pt" officeooo:rsid="000f583d" style:font-size-asian="10pt"/>
    </style:style>
    <style:style style:name="T18" style:family="text">
      <style:text-properties officeooo:rsid="000927e4"/>
    </style:style>
    <style:style style:name="T19" style:family="text">
      <style:text-properties officeooo:rsid="000b135c"/>
    </style:style>
    <style:style style:name="T20" style:family="text">
      <style:text-properties officeooo:rsid="000cf120"/>
    </style:style>
    <style:style style:name="T21" style:family="text">
      <style:text-properties officeooo:rsid="0011531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4">GRH</text:span> – Gestão de <text:span text:style-name="T4">Recursos Humanos</text:span></text:p>
      <text:p text:style-name="P11"/>
      <text:p text:style-name="P9">Documento de Especificação de Caso de Uso</text:p>
      <text:p text:style-name="P9"/>
      <text:p text:style-name="P10">UC0<text:span text:style-name="T18">6</text:span> – <text:span text:style-name="T18">Submeter Plano de Estágio</text:span></text:p>
      <text:p text:style-name="P12"/>
      <text:p text:style-name="P12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4">Data</text:p>
          </table:table-cell>
          <table:table-cell table:style-name="Tabela1.A1" office:value-type="string">
            <text:p text:style-name="P24">Versão</text:p>
          </table:table-cell>
          <table:table-cell table:style-name="Tabela1.A1" office:value-type="string">
            <text:p text:style-name="P25">Responsável</text:p>
          </table:table-cell>
          <table:table-cell table:style-name="Tabela1.D1" office:value-type="string">
            <text:p text:style-name="P24">Alteração</text:p>
          </table:table-cell>
        </table:table-row>
        <table:table-row table:style-name="Tabela1.1">
          <table:table-cell table:style-name="Tabela1.A1" office:value-type="string">
            <text:p text:style-name="P21"><text:span text:style-name="T18">20/05</text:span>/2015</text:p>
          </table:table-cell>
          <table:table-cell table:style-name="Tabela1.A1" office:value-type="string">
            <text:p text:style-name="P20">1.0</text:p>
          </table:table-cell>
          <table:table-cell table:style-name="Tabela1.A1" office:value-type="string">
            <text:p text:style-name="P21">Beatriz Brito do Rêgo</text:p>
          </table:table-cell>
          <table:table-cell table:style-name="Tabela1.D1" office:value-type="string">
            <text:p text:style-name="P31">Criação do documento</text:p>
          </table:table-cell>
        </table:table-row>
        <table:table-row table:style-name="Tabela1.1">
          <table:table-cell table:style-name="Tabela1.A3" office:value-type="string">
            <text:p text:style-name="P22">28/05/2015</text:p>
          </table:table-cell>
          <table:table-cell table:style-name="Tabela1.A3" office:value-type="string">
            <text:p text:style-name="P22">1,5</text:p>
          </table:table-cell>
          <table:table-cell table:style-name="Tabela1.A3" office:value-type="string">
            <text:p text:style-name="P22">Beatriz Brito do Rêgo</text:p>
          </table:table-cell>
          <table:table-cell table:style-name="Tabela1.D3" office:value-type="string">
            <text:p text:style-name="P32">Atualização do documento</text:p>
          </table:table-cell>
        </table:table-row>
        <table:table-row table:style-name="Tabela1.1">
          <table:table-cell table:style-name="Tabela1.A3" office:value-type="string">
            <text:p text:style-name="P23">25/09/2015</text:p>
          </table:table-cell>
          <table:table-cell table:style-name="Tabela1.A3" office:value-type="string">
            <text:p text:style-name="P23">2.0</text:p>
          </table:table-cell>
          <table:table-cell table:style-name="Tabela1.A3" office:value-type="string">
            <text:p text:style-name="P23">Rayson Santos de Lima</text:p>
          </table:table-cell>
          <table:table-cell table:style-name="Tabela1.D3" office:value-type="string">
            <text:p text:style-name="P33">Alteração no Fluxo, Nova Seção Regras de RN</text:p>
          </table:table-cell>
        </table:table-row>
      </table:table>
      <text:section text:style-name="Sect1" text:name="Seção1">
        <text:list xml:id="list477662986123870931" text:style-name="WW8Num2">
          <text:list-item>
            <text:h text:style-name="P30" text:outline-level="1"><text:bookmark-start text:name="_Ref418497390"/><text:bookmark-start text:name="_Ref439573339"/>CASOS DE USO: <text:span text:style-name="T18">SUBMETER PLANO DE ESTÁGIO</text:span></text:h>
            <text:list>
              <text:list-item>
                <text:h text:style-name="P27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6"><text:span text:style-name="Fonte_20_parág._20_padrão"><text:span text:style-name="T5">Este caso de uso descreve o processo em que </text:span></text:span><text:span text:style-name="Fonte_20_parág._20_padrão"><text:span text:style-name="T6">o estagiário cadastrado no sistema submete seu plano de estágio no sistema.</text:span></text:span></text:p>
        <text:list xml:id="list92721471160410" text:continue-numbering="true" text:style-name="WW8Num2">
          <text:list-item>
            <text:list>
              <text:list-item>
                <text:h text:style-name="P29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19">Estagiário.</text:span></text:p>
        <text:list xml:id="list92721471182802" text:continue-numbering="true" text:style-name="WW8Num2">
          <text:list-item>
            <text:list>
              <text:list-item>
                <text:h text:style-name="P28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19">Estagiário seleciona a opção “Documentação do Estágio”</text:span></text:p>
        <text:p text:style-name="P3">2.<text:tab/><text:span text:style-name="T19">Sistema exibe o campo de submissão do documento de Plano de Estagiário</text:span></text:p>
        <text:p text:style-name="P5"><text:tab/>- <text:span text:style-name="T19">Sistema disponibiliza um modelo de plano de estagiário</text:span></text:p>
        <text:p text:style-name="P5"><text:tab/>- <text:span text:style-name="T20">Sistema exibe marcos e prazos para a entrega do Plano de Estagiário</text:span></text:p>
        <text:p text:style-name="P2">3.<text:tab/><text:span text:style-name="T20">Estagiário seleciona a opção para anexa o arquivo</text:span></text:p>
        <text:p text:style-name="P7">4.<text:tab/>Estagiário seleciona arquivo a ser submetido</text:p>
        <text:p text:style-name="P7">5.<text:tab/>Estagiário confirma a operação</text:p>
        <text:p text:style-name="P8">6.<text:tab/>Sistema registra data e hora da última submissão</text:p>
        <text:p text:style-name="P2"/>
        <text:p text:style-name="P19"><text:span text:style-name="T7">1.</text:span><text:span text:style-name="T8">4</text:span><text:span text:style-name="T7"><text:tab/>Fluxos </text:span><text:span text:style-name="T9">Alternativos </text:span></text:p>
        <text:p text:style-name="P18"><text:tab/>Não se aplica</text:p>
        <text:p text:style-name="P17"/>
        <text:p text:style-name="P19"><text:span text:style-name="T7">1.</text:span><text:span text:style-name="T9">5</text:span><text:span text:style-name="T7"><text:tab/>Fluxos de Exceção</text:span></text:p>
        <text:p text:style-name="P17"><text:soft-page-break/><text:tab/><text:tab/>1.<text:tab/><text:span text:style-name="T19">Estagiário seleciona a opção “Documentação do Estágio”</text:span></text:p>
        <text:p text:style-name="P4">2.<text:tab/><text:span text:style-name="T19">Sistema exibe o campo de submissão do documento de Plano de Estagiário</text:span></text:p>
        <text:p text:style-name="P6">- <text:span text:style-name="T19">Sistema exibe um modelo de plano de estagiário</text:span></text:p>
        <text:p text:style-name="P6"><text:tab/>- <text:span text:style-name="T20">Sistema exibe marcos e prazos para a entrega do Plano de Estagiário</text:span></text:p>
        <text:p text:style-name="P4">3.<text:tab/><text:span text:style-name="T20">Estagiário seleciona a opção para anexa o arquivo</text:span></text:p>
        <text:p text:style-name="P4"><text:tab/>-<text:span text:style-name="T20">Sistema exibe uma janela para que o estagiário busque em seus arquivos o documento a ser anexado</text:span></text:p>
        <text:p text:style-name="P7">4.<text:tab/>Estagiário não seleciona arquivo a ser submetido</text:p>
        <text:p text:style-name="P16">5.<text:tab/>Estagiário confirma a operação</text:p>
        <text:p text:style-name="P16"><text:tab/><text:tab/>6.<text:tab/>Sistema não possibilita a operação</text:p>
        <text:p text:style-name="P13"/>
        <text:list xml:id="list5450941082845207275" text:style-name="L1">
          <text:list-header>
            <text:p text:style-name="P37"><text:span text:style-name="T13">1.</text:span><text:span text:style-name="T15">6</text:span><text:span text:style-name="T11"> <text:tab/>Pré-Condições</text:span></text:p>
          </text:list-header>
        </text:list>
        <text:p text:style-name="P14">Usuário Autenticado</text:p>
        <text:p text:style-name="P14">Para que o caso de uso seja iniciado é necessário que o usuário esteja autenticando no sistema e possua permissão de acesso a esta funcionalidade</text:p>
        <text:p text:style-name="P15"/>
        <text:list xml:id="list92721471172458" text:continue-numbering="true" text:style-name="L1">
          <text:list-header>
            <text:p text:style-name="P38"><text:span text:style-name="T12">1.</text:span><text:span text:style-name="T14">6</text:span><text:span text:style-name="T12"> </text:span><text:span text:style-name="T10"><text:tab/>Pós-Condições</text:span></text:p>
            <text:p text:style-name="P39">Documento de plano de estagiário salvos no sistema</text:p>
            <text:p text:style-name="P39"/>
            <text:p text:style-name="P35"><text:span text:style-name="T16">1.</text:span><text:span text:style-name="T17">7</text:span><text:span text:style-name="T16"> </text:span><text:tab/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21">Regras de Negócio</text:span></text:p>
            <text:list>
              <text:list-item>
                <text:list>
                  <text:list-item>
                    <text:p text:style-name="P36">Aplicar regra RN0001</text:p>
                    <text:p text:style-name="P40"/>
                  </text:list-item>
                </text:list>
              </text:list-item>
            </text:list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Raleway" svg:font-family="Raleway"/>
    <style:font-face style:name="inherit" svg:font-family="inherit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8T09:27:21.326000000</dc:date>
    <meta:print-date>2007-05-07T23:41:00</meta:print-date>
    <meta:editing-cycles>16</meta:editing-cycles>
    <meta:editing-duration>PT1H3M8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53" meta:word-count="315" meta:character-count="1887" meta:non-whitespace-character-count="1615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